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ct1" text:anchor-type="char" svg:width="6.3898in" svg:height="3.59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16:55:22.313653717</meta:creation-date>
    <dc:date>2023-07-16T16:58:30.873151945</dc:date>
    <meta:editing-duration>PT3M9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05cm" chart:symbol-height="0.0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29cm" svg:height="9.127cm" xlink:href="." xlink:type="simple" chart:class="chart:scatter" chart:style-name="ch1">
        <chart:legend chart:legend-position="end" svg:x="14.038cm" svg:y="4.264cm" style:legend-expansion="high" chart:style-name="ch2"/>
        <chart:plot-area chart:style-name="ch3" chart:data-source-has-labels="both" svg:x="0.558cm" svg:y="0.271cm" svg:width="13.342cm" svg:height="8.754cm">
          <chart:coordinate-region svg:x="1.391cm" svg:y="0.47cm" svg:width="12.415cm" svg:height="8.356cm"/>
          <chart:axis chart:dimension="x" chart:name="primary-x" chart:style-name="ch4" chartooo:axis-type="auto">
            <chart:categories table:cell-range-address="local-table.$A$2:.$A$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02" chart:label-cell-address="local-table.$C$1" chart:class="chart:scatter">
            <chart:domain table:cell-range-address="local-table.$B$2:.$B$102"/>
            <chart:data-point chart:repeated="95"/>
            <chart:data-point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in(x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832">
                <text:p>0.062832</text:p>
              </table:table-cell>
              <table:table-cell office:value-type="float" office:value="0.062791">
                <text:p>0.062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664">
                <text:p>0.125664</text:p>
              </table:table-cell>
              <table:table-cell office:value-type="float" office:value="0.125334">
                <text:p>0.125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8496">
                <text:p>0.188496</text:p>
              </table:table-cell>
              <table:table-cell office:value-type="float" office:value="0.187382">
                <text:p>0.187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1328">
                <text:p>0.251328</text:p>
              </table:table-cell>
              <table:table-cell office:value-type="float" office:value="0.24869">
                <text:p>0.24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416">
                <text:p>0.31416</text:p>
              </table:table-cell>
              <table:table-cell office:value-type="float" office:value="0.309018">
                <text:p>0.309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6992">
                <text:p>0.376992</text:p>
              </table:table-cell>
              <table:table-cell office:value-type="float" office:value="0.368125">
                <text:p>0.36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9824">
                <text:p>0.439824</text:p>
              </table:table-cell>
              <table:table-cell office:value-type="float" office:value="0.42578">
                <text:p>0.42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2656">
                <text:p>0.502656</text:p>
              </table:table-cell>
              <table:table-cell office:value-type="float" office:value="0.481755">
                <text:p>0.481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5488">
                <text:p>0.565488</text:p>
              </table:table-cell>
              <table:table-cell office:value-type="float" office:value="0.535828">
                <text:p>0.5358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832">
                <text:p>0.62832</text:p>
              </table:table-cell>
              <table:table-cell office:value-type="float" office:value="0.587786">
                <text:p>0.5877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1152">
                <text:p>0.691152</text:p>
              </table:table-cell>
              <table:table-cell office:value-type="float" office:value="0.637425">
                <text:p>0.637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3984">
                <text:p>0.753984</text:p>
              </table:table-cell>
              <table:table-cell office:value-type="float" office:value="0.684548">
                <text:p>0.6845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6816">
                <text:p>0.816816</text:p>
              </table:table-cell>
              <table:table-cell office:value-type="float" office:value="0.72897">
                <text:p>0.728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9648">
                <text:p>0.879648</text:p>
              </table:table-cell>
              <table:table-cell office:value-type="float" office:value="0.770515">
                <text:p>0.770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248">
                <text:p>0.94248</text:p>
              </table:table-cell>
              <table:table-cell office:value-type="float" office:value="0.809018">
                <text:p>0.809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5312">
                <text:p>1.005312</text:p>
              </table:table-cell>
              <table:table-cell office:value-type="float" office:value="0.844329">
                <text:p>0.844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8144">
                <text:p>1.068144</text:p>
              </table:table-cell>
              <table:table-cell office:value-type="float" office:value="0.876308">
                <text:p>0.876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30976">
                <text:p>1.130976</text:p>
              </table:table-cell>
              <table:table-cell office:value-type="float" office:value="0.904828">
                <text:p>0.904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93808">
                <text:p>1.193808</text:p>
              </table:table-cell>
              <table:table-cell office:value-type="float" office:value="0.929778">
                <text:p>0.929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664">
                <text:p>1.25664</text:p>
              </table:table-cell>
              <table:table-cell office:value-type="float" office:value="0.951057">
                <text:p>0.951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19472">
                <text:p>1.319472</text:p>
              </table:table-cell>
              <table:table-cell office:value-type="float" office:value="0.968584">
                <text:p>0.9685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82304">
                <text:p>1.382304</text:p>
              </table:table-cell>
              <table:table-cell office:value-type="float" office:value="0.982288">
                <text:p>0.9822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45136">
                <text:p>1.445136</text:p>
              </table:table-cell>
              <table:table-cell office:value-type="float" office:value="0.992115">
                <text:p>0.992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07968">
                <text:p>1.507968</text:p>
              </table:table-cell>
              <table:table-cell office:value-type="float" office:value="0.998027">
                <text:p>0.998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708">
                <text:p>1.5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33632">
                <text:p>1.633632</text:p>
              </table:table-cell>
              <table:table-cell office:value-type="float" office:value="0.998026">
                <text:p>0.9980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96464">
                <text:p>1.696464</text:p>
              </table:table-cell>
              <table:table-cell office:value-type="float" office:value="0.992114">
                <text:p>0.992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59296">
                <text:p>1.759296</text:p>
              </table:table-cell>
              <table:table-cell office:value-type="float" office:value="0.982287">
                <text:p>0.9822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22128">
                <text:p>1.822128</text:p>
              </table:table-cell>
              <table:table-cell office:value-type="float" office:value="0.968582">
                <text:p>0.9685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8496">
                <text:p>1.88496</text:p>
              </table:table-cell>
              <table:table-cell office:value-type="float" office:value="0.951055">
                <text:p>0.951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47792">
                <text:p>1.947792</text:p>
              </table:table-cell>
              <table:table-cell office:value-type="float" office:value="0.929775">
                <text:p>0.9297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10624">
                <text:p>2.010624</text:p>
              </table:table-cell>
              <table:table-cell office:value-type="float" office:value="0.904825">
                <text:p>0.9048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73456">
                <text:p>2.073456</text:p>
              </table:table-cell>
              <table:table-cell office:value-type="float" office:value="0.876304">
                <text:p>0.8763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36288">
                <text:p>2.136288</text:p>
              </table:table-cell>
              <table:table-cell office:value-type="float" office:value="0.844325">
                <text:p>0.8443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9912">
                <text:p>2.19912</text:p>
              </table:table-cell>
              <table:table-cell office:value-type="float" office:value="0.809014">
                <text:p>0.8090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61951">
                <text:p>2.261951</text:p>
              </table:table-cell>
              <table:table-cell office:value-type="float" office:value="0.77051">
                <text:p>0.770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24783">
                <text:p>2.324783</text:p>
              </table:table-cell>
              <table:table-cell office:value-type="float" office:value="0.728965">
                <text:p>0.728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87615">
                <text:p>2.387615</text:p>
              </table:table-cell>
              <table:table-cell office:value-type="float" office:value="0.684544">
                <text:p>0.684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50447">
                <text:p>2.450447</text:p>
              </table:table-cell>
              <table:table-cell office:value-type="float" office:value="0.63742">
                <text:p>0.637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3279">
                <text:p>2.513279</text:p>
              </table:table-cell>
              <table:table-cell office:value-type="float" office:value="0.587781">
                <text:p>0.5877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76111">
                <text:p>2.576111</text:p>
              </table:table-cell>
              <table:table-cell office:value-type="float" office:value="0.535823">
                <text:p>0.535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38943">
                <text:p>2.638943</text:p>
              </table:table-cell>
              <table:table-cell office:value-type="float" office:value="0.481749">
                <text:p>0.4817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701775">
                <text:p>2.701775</text:p>
              </table:table-cell>
              <table:table-cell office:value-type="float" office:value="0.425775">
                <text:p>0.4257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64606">
                <text:p>2.764606</text:p>
              </table:table-cell>
              <table:table-cell office:value-type="float" office:value="0.36812">
                <text:p>0.368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27438">
                <text:p>2.827438</text:p>
              </table:table-cell>
              <table:table-cell office:value-type="float" office:value="0.309012">
                <text:p>0.309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9027">
                <text:p>2.89027</text:p>
              </table:table-cell>
              <table:table-cell office:value-type="float" office:value="0.248685">
                <text:p>0.2486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953102">
                <text:p>2.953102</text:p>
              </table:table-cell>
              <table:table-cell office:value-type="float" office:value="0.187376">
                <text:p>0.1873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15934">
                <text:p>3.015934</text:p>
              </table:table-cell>
              <table:table-cell office:value-type="float" office:value="0.125328">
                <text:p>0.1253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78766">
                <text:p>3.078766</text:p>
              </table:table-cell>
              <table:table-cell office:value-type="float" office:value="0.062785">
                <text:p>0.0627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41598">
                <text:p>3.141598</text:p>
              </table:table-cell>
              <table:table-cell office:value-type="float" office:value="-0.000005">
                <text:p>-0.0000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0443">
                <text:p>3.20443</text:p>
              </table:table-cell>
              <table:table-cell office:value-type="float" office:value="-0.062796">
                <text:p>-0.062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67262">
                <text:p>3.267262</text:p>
              </table:table-cell>
              <table:table-cell office:value-type="float" office:value="-0.125338">
                <text:p>-0.1253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330093">
                <text:p>3.330093</text:p>
              </table:table-cell>
              <table:table-cell office:value-type="float" office:value="-0.187386">
                <text:p>-0.1873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92925">
                <text:p>3.392925</text:p>
              </table:table-cell>
              <table:table-cell office:value-type="float" office:value="-0.248695">
                <text:p>-0.2486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55757">
                <text:p>3.455757</text:p>
              </table:table-cell>
              <table:table-cell office:value-type="float" office:value="-0.309022">
                <text:p>-0.3090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518589">
                <text:p>3.518589</text:p>
              </table:table-cell>
              <table:table-cell office:value-type="float" office:value="-0.368129">
                <text:p>-0.368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81421">
                <text:p>3.581421</text:p>
              </table:table-cell>
              <table:table-cell office:value-type="float" office:value="-0.425784">
                <text:p>-0.4257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44253">
                <text:p>3.644253</text:p>
              </table:table-cell>
              <table:table-cell office:value-type="float" office:value="-0.481758">
                <text:p>-0.4817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707085">
                <text:p>3.707085</text:p>
              </table:table-cell>
              <table:table-cell office:value-type="float" office:value="-0.535831">
                <text:p>-0.5358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69917">
                <text:p>3.769917</text:p>
              </table:table-cell>
              <table:table-cell office:value-type="float" office:value="-0.58779">
                <text:p>-0.587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32748">
                <text:p>3.832748</text:p>
              </table:table-cell>
              <table:table-cell office:value-type="float" office:value="-0.637428">
                <text:p>-0.6374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9558">
                <text:p>3.89558</text:p>
              </table:table-cell>
              <table:table-cell office:value-type="float" office:value="-0.684551">
                <text:p>-0.6845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58412">
                <text:p>3.958412</text:p>
              </table:table-cell>
              <table:table-cell office:value-type="float" office:value="-0.728972">
                <text:p>-0.7289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21244">
                <text:p>4.021244</text:p>
              </table:table-cell>
              <table:table-cell office:value-type="float" office:value="-0.770517">
                <text:p>-0.7705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084076">
                <text:p>4.084076</text:p>
              </table:table-cell>
              <table:table-cell office:value-type="float" office:value="-0.80902">
                <text:p>-0.809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46908">
                <text:p>4.146908</text:p>
              </table:table-cell>
              <table:table-cell office:value-type="float" office:value="-0.844331">
                <text:p>-0.8443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0974">
                <text:p>4.20974</text:p>
              </table:table-cell>
              <table:table-cell office:value-type="float" office:value="-0.876309">
                <text:p>-0.8763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72572">
                <text:p>4.272572</text:p>
              </table:table-cell>
              <table:table-cell office:value-type="float" office:value="-0.904829">
                <text:p>-0.9048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35403">
                <text:p>4.335403</text:p>
              </table:table-cell>
              <table:table-cell office:value-type="float" office:value="-0.929779">
                <text:p>-0.9297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98235">
                <text:p>4.398235</text:p>
              </table:table-cell>
              <table:table-cell office:value-type="float" office:value="-0.951058">
                <text:p>-0.9510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61067">
                <text:p>4.461067</text:p>
              </table:table-cell>
              <table:table-cell office:value-type="float" office:value="-0.968585">
                <text:p>-0.9685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23899">
                <text:p>4.523899</text:p>
              </table:table-cell>
              <table:table-cell office:value-type="float" office:value="-0.982288">
                <text:p>-0.9822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86731">
                <text:p>4.586731</text:p>
              </table:table-cell>
              <table:table-cell office:value-type="float" office:value="-0.992115">
                <text:p>-0.9921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49563">
                <text:p>4.649563</text:p>
              </table:table-cell>
              <table:table-cell office:value-type="float" office:value="-0.998027">
                <text:p>-0.9980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12395">
                <text:p>4.7123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75227">
                <text:p>4.775227</text:p>
              </table:table-cell>
              <table:table-cell office:value-type="float" office:value="-0.998026">
                <text:p>-0.9980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838058">
                <text:p>4.838058</text:p>
              </table:table-cell>
              <table:table-cell office:value-type="float" office:value="-0.992114">
                <text:p>-0.9921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90089">
                <text:p>4.90089</text:p>
              </table:table-cell>
              <table:table-cell office:value-type="float" office:value="-0.982286">
                <text:p>-0.9822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963722">
                <text:p>4.963722</text:p>
              </table:table-cell>
              <table:table-cell office:value-type="float" office:value="-0.968582">
                <text:p>-0.9685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026554">
                <text:p>5.026554</text:p>
              </table:table-cell>
              <table:table-cell office:value-type="float" office:value="-0.951055">
                <text:p>-0.9510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89386">
                <text:p>5.089386</text:p>
              </table:table-cell>
              <table:table-cell office:value-type="float" office:value="-0.929774">
                <text:p>-0.9297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152218">
                <text:p>5.152218</text:p>
              </table:table-cell>
              <table:table-cell office:value-type="float" office:value="-0.904825">
                <text:p>-0.9048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21505">
                <text:p>5.21505</text:p>
              </table:table-cell>
              <table:table-cell office:value-type="float" office:value="-0.876304">
                <text:p>-0.8763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277882">
                <text:p>5.277882</text:p>
              </table:table-cell>
              <table:table-cell office:value-type="float" office:value="-0.844325">
                <text:p>-0.8443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40714">
                <text:p>5.340714</text:p>
              </table:table-cell>
              <table:table-cell office:value-type="float" office:value="-0.809013">
                <text:p>-0.8090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403545">
                <text:p>5.403545</text:p>
              </table:table-cell>
              <table:table-cell office:value-type="float" office:value="-0.770509">
                <text:p>-0.7705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466377">
                <text:p>5.466377</text:p>
              </table:table-cell>
              <table:table-cell office:value-type="float" office:value="-0.728965">
                <text:p>-0.7289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529209">
                <text:p>5.529209</text:p>
              </table:table-cell>
              <table:table-cell office:value-type="float" office:value="-0.684543">
                <text:p>-0.6845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592041">
                <text:p>5.592041</text:p>
              </table:table-cell>
              <table:table-cell office:value-type="float" office:value="-0.637419">
                <text:p>-0.6374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654873">
                <text:p>5.654873</text:p>
              </table:table-cell>
              <table:table-cell office:value-type="float" office:value="-0.58778">
                <text:p>-0.587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717705">
                <text:p>5.717705</text:p>
              </table:table-cell>
              <table:table-cell office:value-type="float" office:value="-0.535822">
                <text:p>-0.5358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780537">
                <text:p>5.780537</text:p>
              </table:table-cell>
              <table:table-cell office:value-type="float" office:value="-0.481748">
                <text:p>-0.4817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843369">
                <text:p>5.843369</text:p>
              </table:table-cell>
              <table:table-cell office:value-type="float" office:value="-0.425774">
                <text:p>-0.4257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9062">
                <text:p>5.9062</text:p>
              </table:table-cell>
              <table:table-cell office:value-type="float" office:value="-0.368119">
                <text:p>-0.3681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969032">
                <text:p>5.969032</text:p>
              </table:table-cell>
              <table:table-cell office:value-type="float" office:value="-0.309011">
                <text:p>-0.3090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031864">
                <text:p>6.031864</text:p>
              </table:table-cell>
              <table:table-cell office:value-type="float" office:value="-0.248684">
                <text:p>-0.2486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094696">
                <text:p>6.094696</text:p>
              </table:table-cell>
              <table:table-cell office:value-type="float" office:value="-0.187375">
                <text:p>-0.1873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157528">
                <text:p>6.157528</text:p>
              </table:table-cell>
              <table:table-cell office:value-type="float" office:value="-0.125327">
                <text:p>-0.1253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22036">
                <text:p>6.22036</text:p>
              </table:table-cell>
              <table:table-cell office:value-type="float" office:value="-0.062784">
                <text:p>-0.0627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283192">
                <text:p>6.283192</text:p>
              </table:table-cell>
              <table:table-cell office:value-type="float" office:value="0.000006">
                <text:p>0.000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